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List_20_Paragraph">
      <style:paragraph-properties fo:margin-left="1.251cm" fo:margin-right="0cm" fo:text-indent="0cm" style:auto-text-indent="false"/>
    </style:style>
    <style:style style:name="P2" style:family="paragraph" style:parent-style-name="List_20_Paragraph" style:list-style-name="WWNum7">
      <style:paragraph-properties fo:margin-left="0cm" fo:margin-right="0cm" fo:text-indent="1.251cm" style:auto-text-indent="false"/>
    </style:style>
    <style:style style:name="P3" style:family="paragraph" style:parent-style-name="List_20_Paragraph" style:list-style-name="WWNum11">
      <style:paragraph-properties fo:margin-left="0cm" fo:margin-right="0cm" fo:text-indent="1.251cm" style:auto-text-indent="false"/>
    </style:style>
    <style:style style:name="P4" style:family="paragraph" style:parent-style-name="Standard">
      <style:text-properties fo:font-size="16pt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bold" style:font-style-asian="italic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Задания на лабораторные работы по КиДСВТ.</text:p>
      <text:p text:style-name="Standard">У каждого студента должен быть <text:s/>распечатан свой отчет.</text:p>
      <text:p text:style-name="Standard"/>
      <text:p text:style-name="P4">1 Лабораторная работа.</text:p>
      <text:p text:style-name="P5">«Моделирование комбинационных схем. Построение проверяющих тестов»</text:p>
      <text:p text:style-name="Standard">Работа выполняется в программе моделирования “<text:span text:style-name="T1">Modius</text:span>”. Этапы выполнения лабораторной работы (п.1-6 – Кнопка №2, <text:s/>п.7-8 – Кнопка №3 программы “<text:span text:style-name="T1">Modius</text:span>”<text:bookmark text:name="_GoBack"/>).</text:p>
      <text:list xml:id="list1495437902" text:style-name="WWNum7">
        <text:list-item>
          <text:p text:style-name="P2">Создать уникальную схему объекта <text:s/>диагностирования в программе “<text:span text:style-name="T1">Modius</text:span>”, т.е. задать функции логических элементов (И, ИЛИ, НЕ).</text:p>
        </text:list-item>
        <text:list-item>
          <text:p text:style-name="P2">Для заданной схемы поочередно задавать и промоделировать одиночные константные неисправности (всего 18 шт.), построить таблицу функций неисправности (далее – ТФН). </text:p>
        </text:list-item>
        <text:list-item>
          <text:p text:style-name="P2">По ТФН научиться решать <text:span text:style-name="T2">прям</text:span><text:span text:style-name="T3">у</text:span><text:span text:style-name="T2">ю</text:span> задачу моделирования, т.е. определять наборы, выявляющие произвольную заданную неисправность. По ТФН научиться решать <text:span text:style-name="T2">обратную</text:span> задачу моделирования, т.е. определять неисправности, выявляемые заданным набором.</text:p>
        </text:list-item>
        <text:list-item>
          <text:p text:style-name="P2">По ТФН построить <text:span text:style-name="T2">полный проверяющий тест</text:span> (тест, выявляющий все <text:s/>одиночные константные неисправности). В программе “Modius” промоделировать построенный тест, получить график изменения коэффициента полноты проверки в зависимости от числа и состава подаваемых тестовых наборов.</text:p>
        </text:list-item>
        <text:list-item>
          <text:p text:style-name="P2">Методом <text:span text:style-name="T2">активизации путей</text:span> синтезировать тест, выявляющий все одиночные константные неисправности. В программе “Modius” промоделировать построенный тест, получить график изменения коэффициента полноты проверки в зависимости от числа и состава подаваемых тестовых наборов.</text:p>
        </text:list-item>
        <text:list-item>
          <text:p text:style-name="P2">Сравнить проверяющие тесты, <text:s/>полученные по ТФН и методом активизации путей. Сделать вывод. Проверить как построенные тесты выявляют кратные неисправности.</text:p>
        </text:list-item>
        <text:list-item>
          <text:p text:style-name="P2">Создать уникальную реконвергентную схему объекта <text:s/>диагностирования в программе “Modius”, <text:s/>(схема должна быть подобна схеме из пункта 1).</text:p>
        </text:list-item>
        <text:list-item>
          <text:p text:style-name="P2">С использованием программы “Modius” найти неисправности, <text:s/>не выявляемые ни одним набором. Методом активизации путей пояснить, обосновать, почему данные <text:s/>неисправности не выявляются.</text:p>
        </text:list-item>
      </text:list>
      <text:p text:style-name="P1"><text:soft-page-break/></text:p>
      <text:p text:style-name="Standard">2 Лабораторная работа</text:p>
      <text:p text:style-name="P5">«Исследование генераторов псевдослучайных последовательностей и сигнатурных анализаторов»</text:p>
      <text:p text:style-name="Standard">Этапы выполнения лабораторной работы (п.1-3 – Кнопка <text:s/>№4, п.4 – Кнопка №5 программы “<text:span text:style-name="T1">Modius</text:span>”):</text:p>
      <text:p text:style-name="Standard"/>
      <text:list xml:id="list195419721" text:style-name="WWNum11">
        <text:list-item>
          <text:p text:style-name="P3">Для генератора ПСП (5 разрядов) опытным путем найти все примитивные полиномы, которые дают максимальную длину ПСП. Результаты свести в таблицу.</text:p>
        </text:list-item>
        <text:list-item>
          <text:p text:style-name="P3">Выбрать один из вариантов примитивных полиномов в качестве полинома делитель <text:span text:style-name="T1">g</text:span>(<text:span text:style-name="T1">x</text:span>). Аналитически разделить полином заданного 16-разрядного слова (например, 1010 1111 0011 0011) на полином делителя, получить сигнатуру <text:span text:style-name="T1">S</text:span>(<text:span text:style-name="T1">x</text:span>). Выполнить (с использованием программы “<text:span text:style-name="T1">Modius</text:span>”) имитационное моделирование этой процедуры и сравнить результаты.</text:p>
        </text:list-item>
        <text:list-item>
          <text:p text:style-name="P3"><text:s/>Внести изменение в 16-разрядное делимое. Повторить имитационное моделирование деления, обратить внимание на изменение сигнатуры <text:span text:style-name="T1">S</text:span>(<text:span text:style-name="T1">x</text:span>). <text:s/>Опытным путем найти такое делимое, которое не изменяет остаток-сигнатуру. Сделать вывод.</text:p>
        </text:list-item>
        <text:list-item>
          <text:p text:style-name="P3">Выбрать примитивный полином для ГПСП и СА и получить псевдослучайную последовательность длиной 31 набор. Для данной ПСП с использованием программы имитационного моделирования получить <text:s/>эталонную сигнатуру. Определить «окно» формирования сигнатуры (ограниченное число наборов ПСП, необходимое для обнаружения константных неисправностей в полюсах 1,2,3,4,5). 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Noto Sans Arabic UI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.212cm" style:contextual-spacing="false" fo:line-height="115%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4pt" style:font-size-asian="14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12cm" style:contextual-spacing="true" fo:text-indent="1.251cm" style:auto-text-indent="fals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14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79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49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19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89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59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29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49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69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39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" style:num-format="1">
        <style:list-level-properties text:list-level-position-and-space-mode="label-alignment">
          <style:list-level-label-alignment text:label-followed-by="listtab" fo:text-indent="-0.635cm" fo:margin-left="2.514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4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24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4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4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34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4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136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406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676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946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216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486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75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02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29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136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2.521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94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atareykin</meta:initial-creator>
    <dc:creator>Михаил</dc:creator>
    <meta:editing-cycles>2</meta:editing-cycles>
    <meta:creation-date>2024-01-30T15:59:00</meta:creation-date>
    <dc:date>2024-01-30T15:59:00</dc:date>
    <meta:editing-duration>PT1M</meta:editing-duration>
    <meta:generator>LibreOffice/7.3.7.2$Linux_X86_64 LibreOffice_project/30$Build-2</meta:generator>
    <meta:document-statistic meta:table-count="0" meta:image-count="0" meta:object-count="0" meta:page-count="2" meta:paragraph-count="20" meta:word-count="385" meta:character-count="3165" meta:non-whitespace-character-count="2792"/>
    <meta:user-defined meta:name="AppVersion">14.0000</meta:user-defined>
    <meta:template xlink:type="simple" xlink:actuate="onRequest" xlink:title="Normal" xlink:href=""/>
  </office:meta>
</office:document-meta>
</file>